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style:font-size-asian="15pt" style:font-size-complex="15pt"/>
    </style:style>
    <style:style style:name="P2" style:family="paragraph" style:parent-style-name="Standard">
      <style:paragraph-properties fo:text-align="start" style:justify-single-word="false"/>
      <style:text-properties fo:font-size="12pt" fo:language="fr" fo:country="FR" style:font-size-asian="12pt" style:font-size-complex="12pt"/>
    </style:style>
    <style:style style:name="P3" style:family="paragraph" style:parent-style-name="Standard">
      <style:paragraph-properties fo:text-align="start" style:justify-single-word="false"/>
    </style:style>
    <style:style style:name="T1" style:family="text">
      <style:text-properties fo:font-size="12pt" fo:language="fr" fo:country="F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olution mathématique du procédé de génération des gammes en musique</text:p>
      <text:p text:style-name="P1"/>
      <text:p text:style-name="P2"><text:tab/>La première partie nous a permis de mettre en place les différents outils nécessaires à l’appréhension de la notion de gammes musicales. </text:p>
      <text:p text:style-name="P3"><text:span text:style-name="T1"><text:tab/>Alors que la gamme pythagoricienne aient été presque exclusivement utilisée en occident jusqu'à la fin du Moyen-Âge, </text:span>Gioseffo Zarlino préconise, au seizième siècle, de diviser l'octave en douze intervalles, mettant en place le système encore utilisé de nos jours en complémentant la gamme de Pythagore composée des sept notes dites « naturelles » qui sont do, ré, mi, fa, sol, la et si.</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2T16:34:52.22</meta:creation-date>
    <dc:date>2015-05-13T13:40:27.06</dc:date>
    <meta:editing-duration>PT3H42M7S</meta:editing-duration>
    <meta:editing-cycles>2</meta:editing-cycles>
    <meta:generator>OpenOffice/4.1.1$Win32 OpenOffice.org_project/411m6$Build-9775</meta:generator>
    <meta:document-statistic meta:table-count="0" meta:image-count="0" meta:object-count="0" meta:page-count="1" meta:paragraph-count="4" meta:word-count="95" meta:character-count="596"/>
  </office:meta>
</office:document-meta>
</file>